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5"/>
    <style:style style:name="ce4" style:family="table-cell" style:parent-style-name="Default" style:data-style-name="N0"/>
    <style:style style:name="ce5" style:family="table-cell" style:parent-style-name="Default" style:data-style-name="N2"/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5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oost_90V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Input Parameters</text:p>
          </table:table-cell>
          <table:table-cell table:number-columns-repeated="8" table:style-name="ce1"/>
          <table:table-cell office:value-type="string" table:style-name="ce2">
            <text:p>Power &amp; Efficiency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VinMin</text:p>
          </table:table-cell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string" table:style-name="ce1">
            <text:p>Power Output(W)</text:p>
          </table:table-cell>
          <table:table-cell office:value-type="float" office:value="4.5" table:formula="of:=[.B5]*[.B6]" table:style-name="ce3">
            <text:p>4.50E+0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inMax</text:p>
          </table:table-cell>
          <table:table-cell office:value-type="float" office:value="12" table:style-name="ce1">
            <text:p>12</text:p>
          </table:table-cell>
          <table:table-cell table:number-columns-repeated="7" table:style-name="ce1"/>
          <table:table-cell office:value-type="string" table:style-name="ce1">
            <text:p>Target Efficiency</text:p>
          </table:table-cell>
          <table:table-cell office:value-type="float" office:value="0.9" table:style-name="ce1">
            <text:p>0.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outBoost</text:p>
          </table:table-cell>
          <table:table-cell office:value-type="float" office:value="90" table:style-name="ce1">
            <text:p>90</text:p>
          </table:table-cell>
          <table:table-cell table:number-columns-repeated="7" table:style-name="ce1"/>
          <table:table-cell office:value-type="string" table:style-name="ce1">
            <text:p>Input Power</text:p>
          </table:table-cell>
          <table:table-cell office:value-type="float" office:value="5" table:formula="of:=[.K2]/0.9" table:style-name="ce3">
            <text:p>5.00E+0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VoutTarget</text:p>
          </table:table-cell>
          <table:table-cell office:value-type="float" office:value="180" table:style-name="ce1">
            <text:p>180</text:p>
          </table:table-cell>
          <table:table-cell table:number-columns-repeated="7" table:style-name="ce1"/>
          <table:table-cell office:value-type="string" table:style-name="ce1">
            <text:p>Input Current(A) Vmin</text:p>
          </table:table-cell>
          <table:table-cell office:value-type="float" office:value="1.25" table:formula="of:=[.K4]/[.B2]" table:style-name="ce5">
            <text:p>1.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outMaxTarget</text:p>
          </table:table-cell>
          <table:table-cell office:value-type="float" office:value="2.5000000000000001E-2" table:style-name="ce3">
            <text:p>2.50E-02</text:p>
          </table:table-cell>
          <table:table-cell office:value-type="string" table:style-name="ce1">
            <text:p>Note:10ma load current +safety margin</text:p>
          </table:table-cell>
          <table:table-cell table:number-columns-repeated="6" table:style-name="ce1"/>
          <table:table-cell office:value-type="string" table:style-name="ce1">
            <text:p>Input Current(A) Vmax</text:p>
          </table:table-cell>
          <table:table-cell office:value-type="float" office:value="0.41666666666666669" table:formula="of:=[.K4]/[.B3]" table:style-name="ce5">
            <text:p>0.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IoutMax</text:p>
          </table:table-cell>
          <table:table-cell office:value-type="float" office:value="0.05" table:formula="of:=[.B6]*2" table:style-name="ce1">
            <text:p>0.05</text:p>
          </table:table-cell>
          <table:table-cell office:value-type="string" table:style-name="ce1">
            <text:p>Doubling the current draw at the boost output to account for doubled voltage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Duty Cycle and Inductor Calcula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uty Cycle Min</text:p>
          </table:table-cell>
          <table:table-cell office:value-type="float" office:value="0.9555555555555556" table:formula="of:=1-([.B2]/[.B4])" table:style-name="ce1">
            <text:p>0.95555555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uty Cycle</text:p>
          </table:table-cell>
          <table:table-cell office:value-type="float" office:value="0.8666666666666667" table:formula="of:=1-([.B3]/[.B4])" table:style-name="ce1">
            <text:p>0.86666666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witching Frequency(Hz)</text:p>
          </table:table-cell>
          <table:table-cell office:value-type="float" office:value="100000" table:style-name="ce3">
            <text:p>1.00E+0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(Henries)</text:p>
          </table:table-cell>
          <table:table-cell office:value-type="float" office:value="2.3111111111111108E-4" table:formula="of:=([.B11]*(1-[.B11])*[.B3])/(2*0.03*[.B12])" table:style-name="ce3">
            <text:p>2.31E-04</text:p>
          </table:table-cell>
          <table:table-cell office:value-type="string" table:style-name="ce1">
            <text:p>Min inductor at 100kHz is 0.24 uH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Dylan Bartlett</dc:creator>
    <meta:creation-date>2019-10-02T19:45:44Z</meta:creation-date>
    <dc:date>2019-10-03T15:42:26Z</dc:date>
    <meta:editing-cycles>4</meta:editing-cycles>
    <meta:editing-duration>PT1450S</meta:editing-duration>
  </office:meta>
</office:document-meta>
</file>